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Bean.readChecksumFil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coonBean.addInclud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pageGenerated( String sourceURI , String destURI , int pageSize , int linksInPage , int newLinksInPage , int pagesRemaining , int pagesComplete , long timeTa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Bean.Coco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BrokenLinkGenerate( boolean brokenLinkGen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release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Pro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Bean.setConfirmExtensions( boolean confirm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ndBrokenLinkWarning( String uri , String war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Targets( List uris , String d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Bean.isCrawlablePage(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writeChecksum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Bean.sendMessage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Target(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setChecksum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Defaul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ndWarning( String uri , String war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addListener( Bea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addIncludeLinkExtension(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addTarget( String type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confirm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Source( 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Bean.isIncluded(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coonBean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resourceUnavailable( Targe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coonBean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coonBean.getTar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ndBrokenLinkWarning( Target target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follow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PrecompileOnly( boolean precompil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getLastModified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Bean.addExclude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Bean.pageSkipped( String uri ,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Bean.isPrecompil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processTarget( Crawler crawler , Target target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CocoonBean.setFollowLinks( boolean fo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setBrokenLinkExtension( String brokenLink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Bean.isSameContent( DelayedOutputStream stream , Targe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Bean.addTarget( String type , String root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Bean.addTarget( String type , String root , String sourceURI , String destURI , boolean followLinks , boolean confirmExtension , String lo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